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ext-properties style:font-name="DejaVu Serif Condensed" fo:font-size="12pt" style:font-size-asian="12pt" style:font-size-complex="12pt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10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11"/>
          <table:table-cell table:style-name="ce13" office:value-type="string" calcext:value-type="string">
            <text:p>Inclination 90º(Normal)</text:p>
          </table:table-cell>
          <table:table-cell table:style-name="ce14"/>
          <table:table-cell table:number-columns-repeated="1005"/>
          <table:table-cell table:style-name="ce10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2" office:value-type="string" calcext:value-type="string">
            <text:p>Payload – Kg (Full Trust)</text:p>
          </table:table-cell>
          <table:table-cell table:style-name="ce13" office:value-type="string" calcext:value-type="string">
            <text:p>Payload – Kg <text:s/>(Land. East-Island)</text:p>
          </table:table-cell>
          <table:table-cell table:style-name="ce15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6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ocket VIP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1282" calcext:value-type="float">
            <text:p>3128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ocket VIP – 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46974" calcext:value-type="float">
            <text:p>46974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Falkinho 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4135" calcext:value-type="float">
            <text:p>2413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aturninho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8105" calcext:value-type="float">
            <text:p>3810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igh cost per launch</text:p>
          </table:table-cell>
          <table:table-cell table:style-name="ce6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Falkinho 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7425" calcext:value-type="float">
            <text:p>12742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alkinho III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30340" calcext:value-type="float">
            <text:p>130340</text:p>
          </table:table-cell>
          <table:table-cell table:style-name="ce7" office:value-type="string" calcext:value-type="string">
            <text:p>30000*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aturninho I-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5430" calcext:value-type="float">
            <text:p>12543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– high cost per launch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aturninho I-M3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2322" calcext:value-type="float">
            <text:p>12232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Falkinho I Triplo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9000" calcext:value-type="float">
            <text:p>289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viable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010" calcext:value-type="float">
            <text:p>2801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riane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1456" calcext:value-type="float">
            <text:p>51456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LC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6500" calcext:value-type="float">
            <text:p>66500</text:p>
          </table:table-cell>
          <table:table-cell table:style-name="ce7" office:value-type="float" office:value="30000" calcext:value-type="float">
            <text:p>30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riane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8000" calcext:value-type="float">
            <text:p>78000</text:p>
          </table:table-cell>
          <table:table-cell table:style-name="ce7" office:value-type="string" calcext:value-type="string">
            <text:p>30000(+Third stage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Shuttle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Partia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cientific Studies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Development</text:p>
          </table:table-cell>
          <table:table-cell table:number-columns-repeated="4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  <table:table-cell table:style-name="ce10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Neutro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ubSats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string" calcext:value-type="string">
            <text:p>1200 (Microsatellites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2863000" calcext:value-type="float">
            <text:p>2863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40000" calcext:value-type="float">
            <text:p>240000</text:p>
          </table:table-cell>
          <table:table-cell table:style-name="ce7" office:value-type="float" office:value="56000" calcext:value-type="float">
            <text:p>56000</text:p>
          </table:table-cell>
          <table:table-cell table:style-name="ce7" office:value-type="float" office:value="36000" calcext:value-type="float">
            <text:p>36000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Atlas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office:value-type="float" office:value="27000" calcext:value-type="float">
            <text:p>27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tlas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36000" calcext:value-type="float">
            <text:p>36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Atlas I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4000" calcext:value-type="float">
            <text:p>84000</text:p>
          </table:table-cell>
          <table:table-cell table:style-name="ce7" office:value-type="float" office:value="38250" calcext:value-type="float">
            <text:p>3825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Atlas IC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93000" calcext:value-type="float">
            <text:p>93000</text:p>
          </table:table-cell>
          <table:table-cell table:style-name="ce7" office:value-type="float" office:value="39500" calcext:value-type="float">
            <text:p>395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tlas ID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7" office:value-type="float" office:value="54000" calcext:value-type="float">
            <text:p>54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New Shepard I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6800" calcext:value-type="float">
            <text:p>56800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LCE I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1000" calcext:value-type="float">
            <text:p>61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VELORG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Geo-satellites</text:p>
          </table:table-cell>
          <table:table-cell table:style-name="ce7" office:value-type="float" office:value="2863000" calcext:value-type="float">
            <text:p>2863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Titan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string" calcext:value-type="string">
            <text:p>Titan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 style:data-style-name="N2" text:time-value="14:03:55.563448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2-03T14:05:35.634958134</dc:date>
    <meta:editing-duration>PT8H23M9S</meta:editing-duration>
    <meta:editing-cycles>157</meta:editing-cycles>
    <meta:generator>LibreOffice/5.2.7.2$Linux_X86_64 LibreOffice_project/20m0$Build-2</meta:generator>
    <meta:document-statistic meta:table-count="1" meta:cell-count="601" meta:object-count="0"/>
  </office:meta>
</office:document-meta>
</file>